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2.54cm" fo:margin-right="0cm" fo:text-indent="0cm" style:auto-text-indent="false"/>
    </style:style>
    <style:style style:name="P4" style:family="paragraph" style:parent-style-name="Standard">
      <style:paragraph-properties fo:margin-top="0cm" fo:margin-bottom="0.212cm"/>
    </style:style>
    <style:style style:name="P5" style:family="paragraph" style:parent-style-name="Standard">
      <style:paragraph-properties fo:margin-top="0cm" fo:margin-bottom="0.212c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top="0cm" fo:margin-bottom="0.212cm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cm" fo:margin-bottom="0.212cm"/>
      <style:text-properties style:font-name="Times New Roman" fo:font-size="12pt" fo:language="pt" fo:country="BR" style:font-size-asian="12pt" style:font-size-complex="12pt"/>
    </style:style>
    <style:style style:name="P8" style:family="paragraph" style:parent-style-name="Standard">
      <style:paragraph-properties fo:margin-top="0cm" fo:margin-bottom="0cm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9" style:family="paragraph" style:parent-style-name="Standard">
      <style:paragraph-properties fo:margin-top="0cm" fo:margin-bottom="0cm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 style:list-style-name="WW8Num1"/>
    <style:style style:name="P13" style:family="paragraph" style:parent-style-name="Standard" style:list-style-name="L1"/>
    <style:style style:name="P14" style:family="paragraph" style:parent-style-name="Standard" style:list-style-name="L1">
      <style:paragraph-properties fo:margin-left="1.27cm" fo:margin-right="0cm" fo:text-indent="1.27cm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Wingdings"/>
    </style:style>
    <style:style style:name="T3" style:family="text">
      <style:text-properties fo:font-weight="bold" style:font-weight-asian="bold"/>
    </style:style>
    <style:style style:name="T4" style:family="text">
      <style:text-properties fo:language="pt" fo:country="B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ista 4 – estrutura sequencial (revisão)</text:p>
      <text:p text:style-name="Standard"/>
      <text:p text:style-name="Standard">Assunto:</text:p>
      <text:p text:style-name="P1">Variáveis, instruções de entrada e saída de dados, expressões artiméticas e estrutura sequencial.</text:p>
      <text:p text:style-name="P1"/>
      <text:p text:style-name="Standard"/>
      <text:p text:style-name="Standard">Forma de resolução:</text:p>
      <text:p text:style-name="Standard"><text:tab/>a) Representar o algoritmo em descrição narrativa, utilizando o seguinte procedimento para análise do problema e definição da solução:</text:p>
      <text:p text:style-name="P2"><text:tab/>a.1) Dados de entrada:</text:p>
      <text:p text:style-name="P2"><text:tab/>a.2) Processamento (instruções a serem realizadas):</text:p>
      <text:p text:style-name="P2"><text:tab/>a.3) Dados de saída:</text:p>
      <text:p text:style-name="P2">b) Representar o algoritmo utilizando fluxograma (diagrama de blocos)</text:p>
      <text:p text:style-name="Standard"><text:tab/>c) Representação do algoritmo de solução do problema na linguagem C, com as entradas informadas pelo usuário.</text:p>
      <text:p text:style-name="Standard"/>
      <text:p text:style-name="Standard">Importante:</text:p>
      <text:list xml:id="list23698454" text:style-name="WW8Num1">
        <text:list-item>
          <text:p text:style-name="P12">Variáveis:</text:p>
          <text:list>
            <text:list-item>
              <text:p text:style-name="P12">São endereços (espaços) da memória (área de trabalho do computador) utilizados para armazenar valores e poder recuperá-los;</text:p>
            </text:list-item>
            <text:list-item>
              <text:p text:style-name="P12">Precisam ser declaradas, informando um tipo e um identificador (nome). Exemplo: int Valor1;</text:p>
            </text:list-item>
            <text:list-item>
              <text:p text:style-name="P12">A linguagem C é <text:span text:style-name="T1">case sentive</text:span>, ou seja, há distinção entre maiúsculas e minúsculas. Exemplo: int Valor1; e int valor1; Valor1 e valor1 são variáveis distintas.</text:p>
            </text:list-item>
            <text:list-item>
              <text:p text:style-name="P12">A sintaxe de atribuição (armazenar um valor em uma variável) é:</text:p>
            </text:list-item>
          </text:list>
        </text:list-item>
      </text:list>
      <text:p text:style-name="P3"><text:tab/>Variável <text:span text:style-name="T2"></text:span> valor, significando que a variável recebe o valor, portanto, na linguagem C, a variável que vai armazenar (receber o valor) fica à esquerda do sinal de atribuição que é representado por “=”. Exemplo Valor1 = Valor2 + 10;</text:p>
      <text:list xml:id="list24149661" text:continue-numbering="true" text:style-name="WW8Num1">
        <text:list-item>
          <text:p text:style-name="P12">Instruções:</text:p>
          <text:list>
            <text:list-item>
              <text:p text:style-name="P12">São os comandos que compõem um programa (algoritmo), as ações que serão realizadas;</text:p>
            </text:list-item>
            <text:list-item>
              <text:p text:style-name="P12">Cada instrução é obrigatoriamente finalizada com ponto e vírgula;</text:p>
            </text:list-item>
          </text:list>
        </text:list-item>
        <text:list-item>
          <text:p text:style-name="P12">Erros:</text:p>
          <text:list>
            <text:list-item>
              <text:p text:style-name="P12">Verificar se não há falta de ponto e vírgula no final de cada instrução;</text:p>
            </text:list-item>
            <text:list-item>
              <text:p text:style-name="P12">Verificar se o nome da variável está escrito de maneira idêntica na declaração e no uso.</text:p>
            </text:list-item>
          </text:list>
        </text:list-item>
      </text:list>
      <text:list xml:id="list23700493" text:style-name="L1">
        <text:list-item>
          <text:list>
            <text:list-item>
              <text:list>
                <text:list-item>
                  <text:p text:style-name="P14">“<text:span text:style-name="T3">error <text:s/>‘Var1’ undeclared</text:span>” significa que a variável não foi declarada, o que pode ocorrer por identificadores (nomes) diferentes.</text:p>
                </text:list-item>
                <text:list-item>
                  <text:p text:style-name="P13"/>
                </text:list-item>
              </text:list>
            </text:list-item>
          </text:list>
        </text:list-item>
      </text:list>
      <text:p text:style-name="Standard"/>
      <text:p text:style-name="Standard">Exercícios</text:p>
      <text:p text:style-name="Standard">1) Ler um número inteiro que representa dias. </text:p>
      <text:p text:style-name="Standard">a) Obter e mostrar a quantidade de semanas que esse número possui. </text:p>
      <text:p text:style-name="Standard">b) Multiplicar os dias restantes, retiradas as semanas, por 24 e informar o número de horas obtido.</text:p>
      <text:p text:style-name="Standard">c) Dividir esse número de horas por 8 e mostrar somente a parte inteira do resultado dessa divisão.</text:p>
      <text:p text:style-name="Standard"><text:soft-page-break/>d) Calcular e mostrar o percentual que as horas obtidas representam de uma semana.</text:p>
      <text:p text:style-name="Standard">e) Somar os dígitos do número lido e mostrar.</text:p>
      <text:p text:style-name="Standard">Por exemplo:</text:p>
      <text:p text:style-name="Standard">Informado: 125</text:p>
      <text:p text:style-name="Standard">Semanas: 17</text:p>
      <text:p text:style-name="Standard">Horas: 6 (o resto da divisão) multiplicado por 24 = 144</text:p>
      <text:p text:style-name="Standard">Parte inteira da divisão por 8: 18</text:p>
      <text:p text:style-name="Standard">144 horas representam 85% de uma semana</text:p>
      <text:p text:style-name="Standard">Soma dos dígitos do número lido: 8</text:p>
      <text:p text:style-name="Standard"/>
      <text:p text:style-name="Standard">2) Ler dois números inteiros (armazená-los em variáveis do tipo int). Dividir o primeiro desses números pelo segundo, obter e mostrar separadamente (<text:span text:style-name="T3">Não utilizar funções matemáticas prontas)</text:span>:</text:p>
      <text:p text:style-name="Standard">a) a parte inteira do número resultante.</text:p>
      <text:p text:style-name="Standard">b) a parte decimal desse número resultante com três casas decimais.</text:p>
      <text:p text:style-name="Standard">c) a parte decimal como um número inteiro de três dígitos.</text:p>
      <text:p text:style-name="Standard">Por exemplo:</text:p>
      <text:p text:style-name="Standard">Lidos: 20 e 3</text:p>
      <text:p text:style-name="Standard">Parte inteira: 6</text:p>
      <text:p text:style-name="Standard">Parte decimal: 0.666 ou 0.667 (se mostrado com arredondamento estatístico)</text:p>
      <text:p text:style-name="Standard">Parte decimal como um inteiro de dois dígitos: 666</text:p>
      <text:p text:style-name="Standard"/>
      <text:p text:style-name="Standard"/>
      <text:p text:style-name="P4">3) O código a seguir tem como objetivos:</text:p>
      <text:p text:style-name="P4">a) fazer a divisão float entre dois valores inteiros informados pelo usuário;</text:p>
      <text:p text:style-name="P4">b) Obter o resto da divisão do primeiro número pelo segundo número;</text:p>
      <text:p text:style-name="P4"/>
      <text:p text:style-name="P4">Faça os ajustes necessários para que os objetivos sejam alcançados.</text:p>
      <text:p text:style-name="P4"/>
      <text:p text:style-name="P9"># include &lt;stdio&gt;</text:p>
      <text:p text:style-name="P9"/>
      <text:p text:style-name="P9">int main(void)</text:p>
      <text:p text:style-name="P9">{</text:p>
      <text:p text:style-name="P9"><text:s text:c="3"/>float Num1;</text:p>
      <text:p text:style-name="P9"><text:s text:c="3"/>int Num2;</text:p>
      <text:p text:style-name="P9"><text:s text:c="3"/>float Divisao;</text:p>
      <text:p text:style-name="P9"><text:s text:c="3"/>int Resto;</text:p>
      <text:p text:style-name="P9"/>
      <text:p text:style-name="P9"><text:s text:c="3"/>printf(“Informe o primeiro valor: “);</text:p>
      <text:p text:style-name="P9"><text:s text:c="3"/>scanf(%d”,Num1);</text:p>
      <text:p text:style-name="P9"><text:s text:c="3"/>printf(“Informe o segundo valor: “)</text:p>
      <text:p text:style-name="P9"><text:s text:c="3"/>scanf(%d”,Num2);</text:p>
      <text:p text:style-name="P9"><text:s text:c="2"/></text:p>
      <text:p text:style-name="P9"><text:s text:c="3"/>Divisao = Num1 / Num2;</text:p>
      <text:p text:style-name="P9"><text:s text:c="3"/>Resto = Num1 % Num2;</text:p>
      <text:p text:style-name="P9"/>
      <text:p text:style-name="P9"><text:s text:c="3"/>printf(“A divisão de %d por %d é %d\n”,Num1, Divisao);</text:p>
      <text:p text:style-name="P9"><text:s text:c="3"/>printf(“O resto da divisão é %f\n”,Resto);</text:p>
      <text:p text:style-name="P9">} </text:p>
      <text:p text:style-name="P8"/>
      <text:p text:style-name="P10"/>
      <text:p text:style-name="P6"><text:soft-page-break/>4) <text:span text:style-name="T4">Uma livraria fez uma promoção para pagamento à vista em que o comprador pode escolher entre dois critérios de desconto:</text:span></text:p>
      <text:p text:style-name="P7">1) 0,25 por livro + 7,50 fixo</text:p>
      <text:p text:style-name="P7">2) 0,5 por livro + 2,5 fixo</text:p>
      <text:p text:style-name="P4">Fazer um programa em que o usuário digita a quantidade de livros que deseja comprar e o programa diz qual a melhor opção de desconto.</text:p>
      <text:p text:style-name="P5"/>
      <text:p text:style-name="P10">5 Desafio) Obter o resto da divisão de dois valores informados pelo usuário, sem usar o operador de re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cm" fo:margin-right="2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) Ler um número, dividir esse número por 3</dc:title>
    <meta:initial-creator>Beatriz</meta:initial-creator>
    <meta:creation-date>2009-09-17T20:51:00</meta:creation-date>
    <dc:creator>Beatriz </dc:creator>
    <dc:date>2012-03-22T04:00:26.58</dc:date>
    <meta:editing-cycles>34</meta:editing-cycles>
    <meta:editing-duration>PT06H39M06S</meta:editing-duration>
    <meta:generator>BrOffice.org/3.2$Win32 OpenOffice.org_project/320m18$Build-9502</meta:generator>
    <meta:document-statistic meta:table-count="0" meta:image-count="0" meta:object-count="0" meta:page-count="3" meta:paragraph-count="73" meta:word-count="654" meta:character-count="3933"/>
  </office:meta>
</office:document-meta>
</file>